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2-26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ur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2-26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Kurgus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8.456cm" svg:y="68.13cm" draw:caption-point-x="-0.406cm" draw:caption-point-y="-1.445cm">
              <dc:date>2023-02-26T00:00:00</dc:date>
              <text:p text:style-name="P1"><text:span text:style-name="T1">(into Kilindoni)</text:span></text:p>
            </office:annotation>
            <text:p>Kisimani Mafia</text:p>
          </table:table-cell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3-09T22:53:04.702000000</dc:date>
    <meta:editing-duration>PT4H31M40S</meta:editing-duration>
    <meta:editing-cycles>10</meta:editing-cycles>
    <meta:document-statistic meta:table-count="1" meta:cell-count="4846" meta:object-count="0"/>
  </office:meta>
</office:document-meta>
</file>